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kOperation.persis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ckOperation.isDee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Operation.create( NodeState nodeState , boolean isDeep , boolean isSessionScop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kOperation.LockOperation( NodeState nodeState , boolean isDeep , boolean isSessionScop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ckOperation.accept( OperationVisitor vis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kOperation.getNod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Operation.setLockInfo( LockInfo lockInf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ockOperation.isSessionScop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Operation.getLockInf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